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youtUtil.getLayoutSpace( UIComponent component , String sizeAttribute , String layoutAttribu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LayoutUtil.addChildren( List &lt; UIComponent &gt; children , UIComponent pane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youtUtil.getLabelWidth( UIComponent compon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LayoutUtil.getInnerSpace( FacesContext facesContext , UIComponent component , boolean width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LayoutUtil.getInnerSpace( FacesContext facesContext , UIComponent component , int outerSpace , boolean width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LayoutUtil.Layout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ayoutUtil.calculateFixedHeightForChildren( FacesContext facesContext , UIComponent compon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LayoutUtil.getLayoutParent(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Util.getMinimumSize( FacesContext facesContext , UIComponent compon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ayoutUtil.getMinimumWidth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Util.maybeSetLayoutAttribute( UIComponent cell , String attribute , Integer valu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ayoutUtil.checkTokens( String colum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youtUtil.getMinimumHeight( FacesContext facesContext , UIComponent compon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ayoutUtil.isTransparentForLayout( UIComponent compon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ayoutUtil.getLayoutHeight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ayoutUtil.getLayoutWidth( UIComponent compon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